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Query.findCustomers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QueryTests.testUnnamedParameterDeclarationWithNamedParameter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qlQueryTests.testNamedParameterQueryReusing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ustomerQuery.testNamedParameterInLis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rQuery.testListCustomersIn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QueryTests.testUpdateCustom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ustomerQuery.testNamedParameterQueryReusing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rQuery.testUnnamedParameterDeclarationWithNamedParameter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rQuery.testFindCustomerM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rQuery.findCustomers( List &lt; Integer &gt;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QueryTests.testFindCustomerM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ustomerQuery.testFindCustome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QueryTests.map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Tests.testNamedParameterCustomerQueryWithNamed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Tests.testListCustomersIn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qlQueryTests.testQueryWithoutPara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QueryTests.testQueryWithoutEnough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qlQueryTests.testFindTooManyCusto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ustomerUpdateQuery.testUpdateCusto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rQuery.testListCustomer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rQuery.testFindCustomerIn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rQuery.testFindTooManyCusto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rQuery.findCustomer( int id ,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QueryTests.testNamedParameterUsingInvalidQuestionMark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ringQuery.StringQuery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erUpdateQuery.updateRow( ResultSet rs , int rownum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erQuery.findCustom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Query.findCustomer( int id , int other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Query.map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Query.map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Tests.testFindCustome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ustomerQuery.testFancyCustomer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QueryTests.testFancyCustomer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qlQueryTests.testNamedParameterInLis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qlQueryTests.testNamedParameterCustomerQueryWithUnnamed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Query.findCustomer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Tests.mapRow( ResultSet rs , int rownum , @ Nullable Object [ ] params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QueryTests.doTestNamedParameterCustomerQuery( final boolean namedDecla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ringQuery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Query.findCustomer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Tests.testListCustomer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qlQueryTests.testQueryWithMissingMap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qlQueryTests.testStringQueryWithou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erQuery.testNamedParameterUsingInvalidQuestionMark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Que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rQuery.doTestNamedParameterCustomerQuery( final boolean namedDecla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erQuery.findCustomers( Integer i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QueryTests.testFindCustomerIn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qlQueryTests.testStringQueryWith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